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7mm" svg:height="90.05mm" svg:x="199.89mm" svg:y="100.13mm">
            <loext:p draw:notify-on-update-of-ranges="Feuille1.A24:Feuille1.A40 Feuille1.B23:Feuille1.B23 Feuille1.B24:Feuille1.B40 Feuille1.C23:Feuille1.C23 Feuille1.C24:Feuille1.C40 Feuille1.D23:Feuille1.D23 Feuille1.D24:Feuille1.D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run1</text:p>
          </table:table-cell>
          <table:table-cell table:number-columns-repeated="2"/>
          <table:table-cell office:value-type="string" calcext:value-type="string">
            <text:p>run2</text:p>
          </table:table-cell>
          <table:table-cell table:number-columns-repeated="2"/>
          <table:table-cell office:value-type="string" calcext:value-type="string">
            <text:p>run3</text:p>
          </table:table-cell>
          <table:table-cell table:number-columns-repeated="2"/>
          <table:table-cell office:value-type="string" calcext:value-type="string">
            <text:p>run4</text:p>
          </table:table-cell>
          <table:table-cell table:number-columns-repeated="2"/>
          <table:table-cell office:value-type="string" calcext:value-type="string">
            <text:p>run5</text:p>
          </table:table-cell>
          <table:table-cell/>
        </table:table-row>
        <table:table-row table:style-name="ro1">
          <table:table-cell office:value-type="string" calcext:value-type="string">
            <text:p>max prime</text:p>
          </table:table-cell>
          <table:table-cell office:value-type="string" calcext:value-type="string">
            <text:p>temps</text:p>
          </table:table-cell>
          <table:table-cell/>
          <table:table-cell office:value-type="string" calcext:value-type="string">
            <text:p>max prime</text:p>
          </table:table-cell>
          <table:table-cell office:value-type="string" calcext:value-type="string">
            <text:p>temps</text:p>
          </table:table-cell>
          <table:table-cell/>
          <table:table-cell office:value-type="string" calcext:value-type="string">
            <text:p>maxprime</text:p>
          </table:table-cell>
          <table:table-cell office:value-type="string" calcext:value-type="string">
            <text:p>temps</text:p>
          </table:table-cell>
          <table:table-cell/>
          <table:table-cell office:value-type="string" calcext:value-type="string">
            <text:p>max prime</text:p>
          </table:table-cell>
          <table:table-cell office:value-type="string" calcext:value-type="string">
            <text:p>temps</text:p>
          </table:table-cell>
          <table:table-cell/>
          <table:table-cell office:value-type="string" calcext:value-type="string">
            <text:p>max prime</text:p>
          </table:table-cell>
          <table:table-cell office:value-type="string" calcext:value-type="string">
            <text:p>temps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.0005" calcext:value-type="float">
            <text:p>25,0005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25.0013" calcext:value-type="float">
            <text:p>25,0013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24.999" calcext:value-type="float">
            <text:p>24,999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25.0005" calcext:value-type="float">
            <text:p>25,0005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25.0087" calcext:value-type="float">
            <text:p>25,0087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3.9683" calcext:value-type="float">
            <text:p>33,9683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float" office:value="33.966" calcext:value-type="float">
            <text:p>33,966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float" office:value="33.9654" calcext:value-type="float">
            <text:p>33,9654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float" office:value="33.966" calcext:value-type="float">
            <text:p>33,966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float" office:value="33.9763" calcext:value-type="float">
            <text:p>33,976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3.6006" calcext:value-type="float">
            <text:p>43,6006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43.6026" calcext:value-type="float">
            <text:p>43,6026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43.5959" calcext:value-type="float">
            <text:p>43,5959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43.5993" calcext:value-type="float">
            <text:p>43,5993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43.6096" calcext:value-type="float">
            <text:p>43,6096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53.9642" calcext:value-type="float">
            <text:p>53,9642</text:p>
          </table:table-cell>
          <table:table-cell/>
          <table:table-cell office:value-type="float" office:value="35000" calcext:value-type="float">
            <text:p>35000</text:p>
          </table:table-cell>
          <table:table-cell office:value-type="float" office:value="53.964" calcext:value-type="float">
            <text:p>53,964</text:p>
          </table:table-cell>
          <table:table-cell/>
          <table:table-cell office:value-type="float" office:value="35000" calcext:value-type="float">
            <text:p>35000</text:p>
          </table:table-cell>
          <table:table-cell office:value-type="float" office:value="53.9634" calcext:value-type="float">
            <text:p>53,9634</text:p>
          </table:table-cell>
          <table:table-cell/>
          <table:table-cell office:value-type="float" office:value="35000" calcext:value-type="float">
            <text:p>35000</text:p>
          </table:table-cell>
          <table:table-cell office:value-type="float" office:value="53.9634" calcext:value-type="float">
            <text:p>53,9634</text:p>
          </table:table-cell>
          <table:table-cell/>
          <table:table-cell office:value-type="float" office:value="35000" calcext:value-type="float">
            <text:p>35000</text:p>
          </table:table-cell>
          <table:table-cell office:value-type="float" office:value="53.9787" calcext:value-type="float">
            <text:p>53,978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64.8257" calcext:value-type="float">
            <text:p>64,8257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64.8236" calcext:value-type="float">
            <text:p>64,8236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64.8241" calcext:value-type="float">
            <text:p>64,8241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64.8273" calcext:value-type="float">
            <text:p>64,8273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64.8406" calcext:value-type="float">
            <text:p>64,8406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76.3135" calcext:value-type="float">
            <text:p>76,3135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76.3197" calcext:value-type="float">
            <text:p>76,3197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76.3166" calcext:value-type="float">
            <text:p>76,3166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76.3173" calcext:value-type="float">
            <text:p>76,3173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76.3333" calcext:value-type="float">
            <text:p>76,333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88.1288" calcext:value-type="float">
            <text:p>88,1288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88.127" calcext:value-type="float">
            <text:p>88,127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88.1256" calcext:value-type="float">
            <text:p>88,1256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88.1348" calcext:value-type="float">
            <text:p>88,1348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88.1481" calcext:value-type="float">
            <text:p>88,1481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00.5285" calcext:value-type="float">
            <text:p>100,5285</text:p>
          </table:table-cell>
          <table:table-cell/>
          <table:table-cell office:value-type="float" office:value="55000" calcext:value-type="float">
            <text:p>55000</text:p>
          </table:table-cell>
          <table:table-cell office:value-type="float" office:value="100.5359" calcext:value-type="float">
            <text:p>100,5359</text:p>
          </table:table-cell>
          <table:table-cell/>
          <table:table-cell office:value-type="float" office:value="55000" calcext:value-type="float">
            <text:p>55000</text:p>
          </table:table-cell>
          <table:table-cell office:value-type="float" office:value="100.53" calcext:value-type="float">
            <text:p>100,53</text:p>
          </table:table-cell>
          <table:table-cell/>
          <table:table-cell office:value-type="float" office:value="55000" calcext:value-type="float">
            <text:p>55000</text:p>
          </table:table-cell>
          <table:table-cell office:value-type="float" office:value="100.5331" calcext:value-type="float">
            <text:p>100,5331</text:p>
          </table:table-cell>
          <table:table-cell/>
          <table:table-cell office:value-type="float" office:value="55000" calcext:value-type="float">
            <text:p>55000</text:p>
          </table:table-cell>
          <table:table-cell office:value-type="float" office:value="100.5498" calcext:value-type="float">
            <text:p>100,549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13.5024" calcext:value-type="float">
            <text:p>113,5024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113.5" calcext:value-type="float">
            <text:p>113,5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113.5005" calcext:value-type="float">
            <text:p>113,5005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113.4992" calcext:value-type="float">
            <text:p>113,4992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113.531" calcext:value-type="float">
            <text:p>113,531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126.5484" calcext:value-type="float">
            <text:p>126,5484</text:p>
          </table:table-cell>
          <table:table-cell/>
          <table:table-cell office:value-type="float" office:value="65000" calcext:value-type="float">
            <text:p>65000</text:p>
          </table:table-cell>
          <table:table-cell office:value-type="float" office:value="126.5388" calcext:value-type="float">
            <text:p>126,5388</text:p>
          </table:table-cell>
          <table:table-cell/>
          <table:table-cell office:value-type="float" office:value="65000" calcext:value-type="float">
            <text:p>65000</text:p>
          </table:table-cell>
          <table:table-cell office:value-type="float" office:value="126.5415" calcext:value-type="float">
            <text:p>126,5415</text:p>
          </table:table-cell>
          <table:table-cell/>
          <table:table-cell office:value-type="float" office:value="65000" calcext:value-type="float">
            <text:p>65000</text:p>
          </table:table-cell>
          <table:table-cell office:value-type="float" office:value="126.5434" calcext:value-type="float">
            <text:p>126,5434</text:p>
          </table:table-cell>
          <table:table-cell/>
          <table:table-cell office:value-type="float" office:value="65000" calcext:value-type="float">
            <text:p>65000</text:p>
          </table:table-cell>
          <table:table-cell office:value-type="float" office:value="126.5733" calcext:value-type="float">
            <text:p>126,573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40.0569" calcext:value-type="float">
            <text:p>140,0569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140.0643" calcext:value-type="float">
            <text:p>140,0643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140.0525" calcext:value-type="float">
            <text:p>140,0525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140.0533" calcext:value-type="float">
            <text:p>140,0533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140.0868" calcext:value-type="float">
            <text:p>140,0868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54.2956" calcext:value-type="float">
            <text:p>154,2956</text:p>
          </table:table-cell>
          <table:table-cell/>
          <table:table-cell office:value-type="float" office:value="75000" calcext:value-type="float">
            <text:p>75000</text:p>
          </table:table-cell>
          <table:table-cell office:value-type="float" office:value="154.2885" calcext:value-type="float">
            <text:p>154,2885</text:p>
          </table:table-cell>
          <table:table-cell/>
          <table:table-cell office:value-type="float" office:value="75000" calcext:value-type="float">
            <text:p>75000</text:p>
          </table:table-cell>
          <table:table-cell office:value-type="float" office:value="154.2889" calcext:value-type="float">
            <text:p>154,2889</text:p>
          </table:table-cell>
          <table:table-cell/>
          <table:table-cell office:value-type="float" office:value="75000" calcext:value-type="float">
            <text:p>75000</text:p>
          </table:table-cell>
          <table:table-cell office:value-type="float" office:value="154.2931" calcext:value-type="float">
            <text:p>154,2931</text:p>
          </table:table-cell>
          <table:table-cell/>
          <table:table-cell office:value-type="float" office:value="75000" calcext:value-type="float">
            <text:p>75000</text:p>
          </table:table-cell>
          <table:table-cell office:value-type="float" office:value="154.3277" calcext:value-type="float">
            <text:p>154,3277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68.7386" calcext:value-type="float">
            <text:p>168,7386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168.7346" calcext:value-type="float">
            <text:p>168,7346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168.732" calcext:value-type="float">
            <text:p>168,732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168.7394" calcext:value-type="float">
            <text:p>168,7394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168.7702" calcext:value-type="float">
            <text:p>168,7702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183.4374" calcext:value-type="float">
            <text:p>183,4374</text:p>
          </table:table-cell>
          <table:table-cell/>
          <table:table-cell office:value-type="float" office:value="85000" calcext:value-type="float">
            <text:p>85000</text:p>
          </table:table-cell>
          <table:table-cell office:value-type="float" office:value="183.4346" calcext:value-type="float">
            <text:p>183,4346</text:p>
          </table:table-cell>
          <table:table-cell/>
          <table:table-cell office:value-type="float" office:value="85000" calcext:value-type="float">
            <text:p>85000</text:p>
          </table:table-cell>
          <table:table-cell office:value-type="float" office:value="183.4309" calcext:value-type="float">
            <text:p>183,4309</text:p>
          </table:table-cell>
          <table:table-cell/>
          <table:table-cell office:value-type="float" office:value="85000" calcext:value-type="float">
            <text:p>85000</text:p>
          </table:table-cell>
          <table:table-cell office:value-type="float" office:value="183.4333" calcext:value-type="float">
            <text:p>183,4333</text:p>
          </table:table-cell>
          <table:table-cell/>
          <table:table-cell office:value-type="float" office:value="85000" calcext:value-type="float">
            <text:p>85000</text:p>
          </table:table-cell>
          <table:table-cell office:value-type="float" office:value="183.4705" calcext:value-type="float">
            <text:p>183,4705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98.49" calcext:value-type="float">
            <text:p>198,49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float" office:value="198.4849" calcext:value-type="float">
            <text:p>198,4849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float" office:value="198.4939" calcext:value-type="float">
            <text:p>198,4939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float" office:value="198.4946" calcext:value-type="float">
            <text:p>198,4946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float" office:value="198.534" calcext:value-type="float">
            <text:p>198,534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214.0364" calcext:value-type="float">
            <text:p>214,0364</text:p>
          </table:table-cell>
          <table:table-cell/>
          <table:table-cell office:value-type="float" office:value="95000" calcext:value-type="float">
            <text:p>95000</text:p>
          </table:table-cell>
          <table:table-cell office:value-type="float" office:value="214.0332" calcext:value-type="float">
            <text:p>214,0332</text:p>
          </table:table-cell>
          <table:table-cell/>
          <table:table-cell office:value-type="float" office:value="95000" calcext:value-type="float">
            <text:p>95000</text:p>
          </table:table-cell>
          <table:table-cell office:value-type="float" office:value="214.0283" calcext:value-type="float">
            <text:p>214,0283</text:p>
          </table:table-cell>
          <table:table-cell/>
          <table:table-cell office:value-type="float" office:value="95000" calcext:value-type="float">
            <text:p>95000</text:p>
          </table:table-cell>
          <table:table-cell office:value-type="float" office:value="214.0304" calcext:value-type="float">
            <text:p>214,0304</text:p>
          </table:table-cell>
          <table:table-cell/>
          <table:table-cell office:value-type="float" office:value="95000" calcext:value-type="float">
            <text:p>95000</text:p>
          </table:table-cell>
          <table:table-cell office:value-type="float" office:value="214.0796" calcext:value-type="float">
            <text:p>214,079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29.8481" calcext:value-type="float">
            <text:p>229,8481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229.844" calcext:value-type="float">
            <text:p>229,844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229.8413" calcext:value-type="float">
            <text:p>229,8413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229.851" calcext:value-type="float">
            <text:p>229,851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229.9096" calcext:value-type="float">
            <text:p>229,9096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result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x prime</text:p>
          </table:table-cell>
          <table:table-cell office:value-type="string" calcext:value-type="string">
            <text:p>min </text:p>
          </table:table-cell>
          <table:table-cell office:value-type="string" calcext:value-type="string">
            <text:p>mediane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table:formula="of:=[.$A3]" office:value-type="float" office:value="20000" calcext:value-type="float">
            <text:p>20000</text:p>
          </table:table-cell>
          <table:table-cell table:formula="of:=MIN([.$B3];[.$E3];[.$H3];[.$K3];[.$N3])" office:value-type="float" office:value="24.999" calcext:value-type="float">
            <text:p>24,999</text:p>
          </table:table-cell>
          <table:table-cell table:formula="of:=MEDIAN([.$B3];[.$E3];[.$H3];[.$K3];[.$N3])" office:value-type="float" office:value="25.0005" calcext:value-type="float">
            <text:p>25,0005</text:p>
          </table:table-cell>
          <table:table-cell table:formula="of:=MAX([.$B3];[.$E3];[.$H3];[.$K3];[.$N3])" office:value-type="float" office:value="25.0087" calcext:value-type="float">
            <text:p>25,0087</text:p>
          </table:table-cell>
          <table:table-cell table:number-columns-repeated="10"/>
        </table:table-row>
        <table:table-row table:style-name="ro1">
          <table:table-cell table:formula="of:=[.$A4]" office:value-type="float" office:value="25000" calcext:value-type="float">
            <text:p>25000</text:p>
          </table:table-cell>
          <table:table-cell table:formula="of:=MIN([.$B4];[.$E4];[.$H4];[.$K4];[.$N4])" office:value-type="float" office:value="33.9654" calcext:value-type="float">
            <text:p>33,9654</text:p>
          </table:table-cell>
          <table:table-cell table:formula="of:=MEDIAN([.$B4];[.$E4];[.$H4];[.$K4];[.$N4])" office:value-type="float" office:value="33.966" calcext:value-type="float">
            <text:p>33,966</text:p>
          </table:table-cell>
          <table:table-cell table:formula="of:=MAX([.$B4];[.$E4];[.$H4];[.$K4];[.$N4])" office:value-type="float" office:value="33.9763" calcext:value-type="float">
            <text:p>33,9763</text:p>
          </table:table-cell>
          <table:table-cell table:number-columns-repeated="10"/>
        </table:table-row>
        <table:table-row table:style-name="ro1">
          <table:table-cell table:formula="of:=[.$A5]" office:value-type="float" office:value="30000" calcext:value-type="float">
            <text:p>30000</text:p>
          </table:table-cell>
          <table:table-cell table:formula="of:=MIN([.$B5];[.$E5];[.$H5];[.$K5];[.$N5])" office:value-type="float" office:value="43.5959" calcext:value-type="float">
            <text:p>43,5959</text:p>
          </table:table-cell>
          <table:table-cell table:formula="of:=MEDIAN([.$B5];[.$E5];[.$H5];[.$K5];[.$N5])" office:value-type="float" office:value="43.6006" calcext:value-type="float">
            <text:p>43,6006</text:p>
          </table:table-cell>
          <table:table-cell table:formula="of:=MAX([.$B5];[.$E5];[.$H5];[.$K5];[.$N5])" office:value-type="float" office:value="43.6096" calcext:value-type="float">
            <text:p>43,6096</text:p>
          </table:table-cell>
          <table:table-cell table:number-columns-repeated="10"/>
        </table:table-row>
        <table:table-row table:style-name="ro1">
          <table:table-cell table:formula="of:=[.$A6]" office:value-type="float" office:value="35000" calcext:value-type="float">
            <text:p>35000</text:p>
          </table:table-cell>
          <table:table-cell table:formula="of:=MIN([.$B6];[.$E6];[.$H6];[.$K6];[.$N6])" office:value-type="float" office:value="53.9634" calcext:value-type="float">
            <text:p>53,9634</text:p>
          </table:table-cell>
          <table:table-cell table:formula="of:=MEDIAN([.$B6];[.$E6];[.$H6];[.$K6];[.$N6])" office:value-type="float" office:value="53.964" calcext:value-type="float">
            <text:p>53,964</text:p>
          </table:table-cell>
          <table:table-cell table:formula="of:=MAX([.$B6];[.$E6];[.$H6];[.$K6];[.$N6])" office:value-type="float" office:value="53.9787" calcext:value-type="float">
            <text:p>53,9787</text:p>
          </table:table-cell>
          <table:table-cell table:number-columns-repeated="10"/>
        </table:table-row>
        <table:table-row table:style-name="ro1">
          <table:table-cell table:formula="of:=[.$A7]" office:value-type="float" office:value="40000" calcext:value-type="float">
            <text:p>40000</text:p>
          </table:table-cell>
          <table:table-cell table:formula="of:=MIN([.$B7];[.$E7];[.$H7];[.$K7];[.$N7])" office:value-type="float" office:value="64.8236" calcext:value-type="float">
            <text:p>64,8236</text:p>
          </table:table-cell>
          <table:table-cell table:formula="of:=MEDIAN([.$B7];[.$E7];[.$H7];[.$K7];[.$N7])" office:value-type="float" office:value="64.8257" calcext:value-type="float">
            <text:p>64,8257</text:p>
          </table:table-cell>
          <table:table-cell table:formula="of:=MAX([.$B7];[.$E7];[.$H7];[.$K7];[.$N7])" office:value-type="float" office:value="64.8406" calcext:value-type="float">
            <text:p>64,8406</text:p>
          </table:table-cell>
          <table:table-cell table:number-columns-repeated="10"/>
        </table:table-row>
        <table:table-row table:style-name="ro1">
          <table:table-cell table:formula="of:=[.$A8]" office:value-type="float" office:value="45000" calcext:value-type="float">
            <text:p>45000</text:p>
          </table:table-cell>
          <table:table-cell table:formula="of:=MIN([.$B8];[.$E8];[.$H8];[.$K8];[.$N8])" office:value-type="float" office:value="76.3135" calcext:value-type="float">
            <text:p>76,3135</text:p>
          </table:table-cell>
          <table:table-cell table:formula="of:=MEDIAN([.$B8];[.$E8];[.$H8];[.$K8];[.$N8])" office:value-type="float" office:value="76.3173" calcext:value-type="float">
            <text:p>76,3173</text:p>
          </table:table-cell>
          <table:table-cell table:formula="of:=MAX([.$B8];[.$E8];[.$H8];[.$K8];[.$N8])" office:value-type="float" office:value="76.3333" calcext:value-type="float">
            <text:p>76,3333</text:p>
          </table:table-cell>
          <table:table-cell table:number-columns-repeated="10"/>
        </table:table-row>
        <table:table-row table:style-name="ro1">
          <table:table-cell table:formula="of:=[.$A9]" office:value-type="float" office:value="50000" calcext:value-type="float">
            <text:p>50000</text:p>
          </table:table-cell>
          <table:table-cell table:formula="of:=MIN([.$B9];[.$E9];[.$H9];[.$K9];[.$N9])" office:value-type="float" office:value="88.1256" calcext:value-type="float">
            <text:p>88,1256</text:p>
          </table:table-cell>
          <table:table-cell table:formula="of:=MEDIAN([.$B9];[.$E9];[.$H9];[.$K9];[.$N9])" office:value-type="float" office:value="88.1288" calcext:value-type="float">
            <text:p>88,1288</text:p>
          </table:table-cell>
          <table:table-cell table:formula="of:=MAX([.$B9];[.$E9];[.$H9];[.$K9];[.$N9])" office:value-type="float" office:value="88.1481" calcext:value-type="float">
            <text:p>88,1481</text:p>
          </table:table-cell>
          <table:table-cell table:number-columns-repeated="10"/>
        </table:table-row>
        <table:table-row table:style-name="ro1">
          <table:table-cell table:formula="of:=[.$A10]" office:value-type="float" office:value="55000" calcext:value-type="float">
            <text:p>55000</text:p>
          </table:table-cell>
          <table:table-cell table:formula="of:=MIN([.$B10];[.$E10];[.$H10];[.$K10];[.$N10])" office:value-type="float" office:value="100.5285" calcext:value-type="float">
            <text:p>100,5285</text:p>
          </table:table-cell>
          <table:table-cell table:formula="of:=MEDIAN([.$B10];[.$E10];[.$H10];[.$K10];[.$N10])" office:value-type="float" office:value="100.5331" calcext:value-type="float">
            <text:p>100,5331</text:p>
          </table:table-cell>
          <table:table-cell table:formula="of:=MAX([.$B10];[.$E10];[.$H10];[.$K10];[.$N10])" office:value-type="float" office:value="100.5498" calcext:value-type="float">
            <text:p>100,5498</text:p>
          </table:table-cell>
          <table:table-cell table:number-columns-repeated="10"/>
        </table:table-row>
        <table:table-row table:style-name="ro1">
          <table:table-cell table:formula="of:=[.$A11]" office:value-type="float" office:value="60000" calcext:value-type="float">
            <text:p>60000</text:p>
          </table:table-cell>
          <table:table-cell table:formula="of:=MIN([.$B11];[.$E11];[.$H11];[.$K11];[.$N11])" office:value-type="float" office:value="113.4992" calcext:value-type="float">
            <text:p>113,4992</text:p>
          </table:table-cell>
          <table:table-cell table:formula="of:=MEDIAN([.$B11];[.$E11];[.$H11];[.$K11];[.$N11])" office:value-type="float" office:value="113.5005" calcext:value-type="float">
            <text:p>113,5005</text:p>
          </table:table-cell>
          <table:table-cell table:formula="of:=MAX([.$B11];[.$E11];[.$H11];[.$K11];[.$N11])" office:value-type="float" office:value="113.531" calcext:value-type="float">
            <text:p>113,531</text:p>
          </table:table-cell>
          <table:table-cell table:number-columns-repeated="10"/>
        </table:table-row>
        <table:table-row table:style-name="ro1">
          <table:table-cell table:formula="of:=[.$A12]" office:value-type="float" office:value="65000" calcext:value-type="float">
            <text:p>65000</text:p>
          </table:table-cell>
          <table:table-cell table:formula="of:=MIN([.$B12];[.$E12];[.$H12];[.$K12];[.$N12])" office:value-type="float" office:value="126.5388" calcext:value-type="float">
            <text:p>126,5388</text:p>
          </table:table-cell>
          <table:table-cell table:formula="of:=MEDIAN([.$B12];[.$E12];[.$H12];[.$K12];[.$N12])" office:value-type="float" office:value="126.5434" calcext:value-type="float">
            <text:p>126,5434</text:p>
          </table:table-cell>
          <table:table-cell table:formula="of:=MAX([.$B12];[.$E12];[.$H12];[.$K12];[.$N12])" office:value-type="float" office:value="126.5733" calcext:value-type="float">
            <text:p>126,5733</text:p>
          </table:table-cell>
          <table:table-cell table:number-columns-repeated="10"/>
        </table:table-row>
        <table:table-row table:style-name="ro1">
          <table:table-cell table:formula="of:=[.$A13]" office:value-type="float" office:value="70000" calcext:value-type="float">
            <text:p>70000</text:p>
          </table:table-cell>
          <table:table-cell table:formula="of:=MIN([.$B13];[.$E13];[.$H13];[.$K13];[.$N13])" office:value-type="float" office:value="140.0525" calcext:value-type="float">
            <text:p>140,0525</text:p>
          </table:table-cell>
          <table:table-cell table:formula="of:=MEDIAN([.$B13];[.$E13];[.$H13];[.$K13];[.$N13])" office:value-type="float" office:value="140.0569" calcext:value-type="float">
            <text:p>140,0569</text:p>
          </table:table-cell>
          <table:table-cell table:formula="of:=MAX([.$B13];[.$E13];[.$H13];[.$K13];[.$N13])" office:value-type="float" office:value="140.0868" calcext:value-type="float">
            <text:p>140,0868</text:p>
          </table:table-cell>
          <table:table-cell table:number-columns-repeated="10"/>
        </table:table-row>
        <table:table-row table:style-name="ro1">
          <table:table-cell table:formula="of:=[.$A14]" office:value-type="float" office:value="75000" calcext:value-type="float">
            <text:p>75000</text:p>
          </table:table-cell>
          <table:table-cell table:formula="of:=MIN([.$B14];[.$E14];[.$H14];[.$K14];[.$N14])" office:value-type="float" office:value="154.2885" calcext:value-type="float">
            <text:p>154,2885</text:p>
          </table:table-cell>
          <table:table-cell table:formula="of:=MEDIAN([.$B14];[.$E14];[.$H14];[.$K14];[.$N14])" office:value-type="float" office:value="154.2931" calcext:value-type="float">
            <text:p>154,2931</text:p>
          </table:table-cell>
          <table:table-cell table:formula="of:=MAX([.$B14];[.$E14];[.$H14];[.$K14];[.$N14])" office:value-type="float" office:value="154.3277" calcext:value-type="float">
            <text:p>154,3277</text:p>
          </table:table-cell>
          <table:table-cell table:number-columns-repeated="10"/>
        </table:table-row>
        <table:table-row table:style-name="ro1">
          <table:table-cell table:formula="of:=[.$A15]" office:value-type="float" office:value="80000" calcext:value-type="float">
            <text:p>80000</text:p>
          </table:table-cell>
          <table:table-cell table:formula="of:=MIN([.$B15];[.$E15];[.$H15];[.$K15];[.$N15])" office:value-type="float" office:value="168.732" calcext:value-type="float">
            <text:p>168,732</text:p>
          </table:table-cell>
          <table:table-cell table:formula="of:=MEDIAN([.$B15];[.$E15];[.$H15];[.$K15];[.$N15])" office:value-type="float" office:value="168.7386" calcext:value-type="float">
            <text:p>168,7386</text:p>
          </table:table-cell>
          <table:table-cell table:formula="of:=MAX([.$B15];[.$E15];[.$H15];[.$K15];[.$N15])" office:value-type="float" office:value="168.7702" calcext:value-type="float">
            <text:p>168,7702</text:p>
          </table:table-cell>
          <table:table-cell table:number-columns-repeated="10"/>
        </table:table-row>
        <table:table-row table:style-name="ro1">
          <table:table-cell table:formula="of:=[.$A16]" office:value-type="float" office:value="85000" calcext:value-type="float">
            <text:p>85000</text:p>
          </table:table-cell>
          <table:table-cell table:formula="of:=MIN([.$B16];[.$E16];[.$H16];[.$K16];[.$N16])" office:value-type="float" office:value="183.4309" calcext:value-type="float">
            <text:p>183,4309</text:p>
          </table:table-cell>
          <table:table-cell table:formula="of:=MEDIAN([.$B16];[.$E16];[.$H16];[.$K16];[.$N16])" office:value-type="float" office:value="183.4346" calcext:value-type="float">
            <text:p>183,4346</text:p>
          </table:table-cell>
          <table:table-cell table:formula="of:=MAX([.$B16];[.$E16];[.$H16];[.$K16];[.$N16])" office:value-type="float" office:value="183.4705" calcext:value-type="float">
            <text:p>183,4705</text:p>
          </table:table-cell>
          <table:table-cell table:number-columns-repeated="10"/>
        </table:table-row>
        <table:table-row table:style-name="ro1">
          <table:table-cell table:formula="of:=[.$A17]" office:value-type="float" office:value="90000" calcext:value-type="float">
            <text:p>90000</text:p>
          </table:table-cell>
          <table:table-cell table:formula="of:=MIN([.$B17];[.$E17];[.$H17];[.$K17];[.$N17])" office:value-type="float" office:value="198.4849" calcext:value-type="float">
            <text:p>198,4849</text:p>
          </table:table-cell>
          <table:table-cell table:formula="of:=MEDIAN([.$B17];[.$E17];[.$H17];[.$K17];[.$N17])" office:value-type="float" office:value="198.4939" calcext:value-type="float">
            <text:p>198,4939</text:p>
          </table:table-cell>
          <table:table-cell table:formula="of:=MAX([.$B17];[.$E17];[.$H17];[.$K17];[.$N17])" office:value-type="float" office:value="198.534" calcext:value-type="float">
            <text:p>198,534</text:p>
          </table:table-cell>
          <table:table-cell table:number-columns-repeated="10"/>
        </table:table-row>
        <table:table-row table:style-name="ro1">
          <table:table-cell table:formula="of:=[.$A18]" office:value-type="float" office:value="95000" calcext:value-type="float">
            <text:p>95000</text:p>
          </table:table-cell>
          <table:table-cell table:formula="of:=MIN([.$B18];[.$E18];[.$H18];[.$K18];[.$N18])" office:value-type="float" office:value="214.0283" calcext:value-type="float">
            <text:p>214,0283</text:p>
          </table:table-cell>
          <table:table-cell table:formula="of:=MEDIAN([.$B18];[.$E18];[.$H18];[.$K18];[.$N18])" office:value-type="float" office:value="214.0332" calcext:value-type="float">
            <text:p>214,0332</text:p>
          </table:table-cell>
          <table:table-cell table:formula="of:=MAX([.$B18];[.$E18];[.$H18];[.$K18];[.$N18])" office:value-type="float" office:value="214.0796" calcext:value-type="float">
            <text:p>214,0796</text:p>
          </table:table-cell>
          <table:table-cell table:number-columns-repeated="10"/>
        </table:table-row>
        <table:table-row table:style-name="ro1">
          <table:table-cell table:formula="of:=[.$A19]" office:value-type="float" office:value="100000" calcext:value-type="float">
            <text:p>100000</text:p>
          </table:table-cell>
          <table:table-cell table:formula="of:=MIN([.$B19];[.$E19];[.$H19];[.$K19];[.$N19])" office:value-type="float" office:value="229.8413" calcext:value-type="float">
            <text:p>229,8413</text:p>
          </table:table-cell>
          <table:table-cell table:formula="of:=MEDIAN([.$B19];[.$E19];[.$H19];[.$K19];[.$N19])" office:value-type="float" office:value="229.8481" calcext:value-type="float">
            <text:p>229,8481</text:p>
          </table:table-cell>
          <table:table-cell table:formula="of:=MAX([.$B19];[.$E19];[.$H19];[.$K19];[.$N19])" office:value-type="float" office:value="229.9096" calcext:value-type="float">
            <text:p>229,9096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/00/0000</text:date>, <text:time style:data-style-name="N2" text:time-value="03:42:36.0773736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5:05:32.116690001</meta:creation-date>
    <dc:date>2017-02-19T03:43:16.067543904</dc:date>
    <meta:editing-duration>PT3M45S</meta:editing-duration>
    <meta:editing-cycles>2</meta:editing-cycles>
    <meta:generator>LibreOffice/5.2.2.2$Linux_X86_64 LibreOffice_project/20m0$Build-2</meta:generator>
    <meta:document-statistic meta:table-count="1" meta:cell-count="2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3.629cm" svg:y="0.316cm" chart:style-name="ch2">
          <text:p>temps d'exécution en fonction de maxprime</text:p>
        </chart:title>
        <chart:legend chart:legend-position="end" svg:x="13.358cm" svg:y="3.706cm" style:legend-expansion="high" chart:style-name="ch3"/>
        <chart:plot-area chart:style-name="ch4" table:cell-range-address="Feuille1.A23:Feuille1.D40" chart:data-source-has-labels="both" svg:x="1.33cm" svg:y="1.275cm" svg:width="11.709cm" svg:height="6.57cm">
          <chartooo:coordinate-region svg:x="2.137cm" svg:y="1.275cm" svg:width="10.762cm" svg:height="5.055cm"/>
          <chart:axis chart:dimension="x" chart:name="primary-x" chart:style-name="ch5" chartooo:axis-type="auto">
            <chartooo:date-scale/>
            <chart:title svg:x="6.359cm" svg:y="8.025cm" chart:style-name="ch6">
              <text:p>Max Prime</text:p>
            </chart:title>
            <chart:categories table:cell-range-address="Feuille1.A24:Feuille1.A40"/>
          </chart:axis>
          <chart:axis chart:dimension="y" chart:name="primary-y" chart:style-name="ch5">
            <chart:title svg:x="0.451cm" svg:y="5.305cm" chart:style-name="ch7">
              <text:p>Temps (s)</text:p>
            </chart:title>
            <chart:grid chart:style-name="ch8" chart:class="major"/>
          </chart:axis>
          <chart:series chart:style-name="ch9" chart:values-cell-range-address="Feuille1.B24:Feuille1.B40" chart:label-cell-address="Feuille1.B23:Feuille1.B23" chart:class="chart:line">
            <chart:data-point chart:repeated="17"/>
          </chart:series>
          <chart:series chart:style-name="ch10" chart:values-cell-range-address="Feuille1.C24:Feuille1.C40" chart:label-cell-address="Feuille1.C23:Feuille1.C23" chart:class="chart:line">
            <chart:data-point chart:repeated="17"/>
          </chart:series>
          <chart:series chart:style-name="ch11" chart:values-cell-range-address="Feuille1.D24:Feuille1.D40" chart:label-cell-address="Feuille1.D23:Feuille1.D23" chart:class="chart:line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</text:p>
                <draw:g>
                  <svg:desc>Feuille1.B23:Feuille1.B23</svg:desc>
                </draw:g>
              </table:table-cell>
              <table:table-cell office:value-type="string">
                <text:p>mediane</text:p>
                <draw:g>
                  <svg:desc>Feuille1.C23:Feuille1.C23</svg:desc>
                </draw:g>
              </table:table-cell>
              <table:table-cell office:value-type="string">
                <text:p>max</text:p>
                <draw:g>
                  <svg:desc>Feuille1.D23:Feuille1.D23</svg:desc>
                </draw:g>
              </table:table-cell>
            </table:table-row>
          </table:table-header-rows>
          <table:table-rows>
            <table:table-row>
              <table:table-cell office:value-type="float" office:value="20000">
                <text:p>20000</text:p>
                <draw:g>
                  <svg:desc>Feuille1.A24:Feuille1.A40</svg:desc>
                </draw:g>
              </table:table-cell>
              <table:table-cell office:value-type="float" office:value="24.999">
                <text:p>24.999</text:p>
                <draw:g>
                  <svg:desc>Feuille1.B24:Feuille1.B40</svg:desc>
                </draw:g>
              </table:table-cell>
              <table:table-cell office:value-type="float" office:value="25.0005">
                <text:p>25.0005</text:p>
                <draw:g>
                  <svg:desc>Feuille1.C24:Feuille1.C40</svg:desc>
                </draw:g>
              </table:table-cell>
              <table:table-cell office:value-type="float" office:value="25.0087">
                <text:p>25.0087</text:p>
                <draw:g>
                  <svg:desc>Feuille1.D24:Feuille1.D40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33.9654">
                <text:p>33.9654</text:p>
              </table:table-cell>
              <table:table-cell office:value-type="float" office:value="33.966">
                <text:p>33.966</text:p>
              </table:table-cell>
              <table:table-cell office:value-type="float" office:value="33.9763">
                <text:p>33.9763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43.5959">
                <text:p>43.5959</text:p>
              </table:table-cell>
              <table:table-cell office:value-type="float" office:value="43.6006">
                <text:p>43.6006</text:p>
              </table:table-cell>
              <table:table-cell office:value-type="float" office:value="43.6096">
                <text:p>43.6096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53.9634">
                <text:p>53.9634</text:p>
              </table:table-cell>
              <table:table-cell office:value-type="float" office:value="53.964">
                <text:p>53.964</text:p>
              </table:table-cell>
              <table:table-cell office:value-type="float" office:value="53.9787">
                <text:p>53.9787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64.8236">
                <text:p>64.8236</text:p>
              </table:table-cell>
              <table:table-cell office:value-type="float" office:value="64.8257">
                <text:p>64.8257</text:p>
              </table:table-cell>
              <table:table-cell office:value-type="float" office:value="64.8406">
                <text:p>64.8406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76.3135">
                <text:p>76.3135</text:p>
              </table:table-cell>
              <table:table-cell office:value-type="float" office:value="76.3173">
                <text:p>76.3173</text:p>
              </table:table-cell>
              <table:table-cell office:value-type="float" office:value="76.3333">
                <text:p>76.333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88.1256">
                <text:p>88.1256</text:p>
              </table:table-cell>
              <table:table-cell office:value-type="float" office:value="88.1288">
                <text:p>88.1288</text:p>
              </table:table-cell>
              <table:table-cell office:value-type="float" office:value="88.1481">
                <text:p>88.1481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100.5285">
                <text:p>100.5285</text:p>
              </table:table-cell>
              <table:table-cell office:value-type="float" office:value="100.5331">
                <text:p>100.5331</text:p>
              </table:table-cell>
              <table:table-cell office:value-type="float" office:value="100.5498">
                <text:p>100.5498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13.4992">
                <text:p>113.4992</text:p>
              </table:table-cell>
              <table:table-cell office:value-type="float" office:value="113.5005">
                <text:p>113.5005</text:p>
              </table:table-cell>
              <table:table-cell office:value-type="float" office:value="113.531">
                <text:p>113.531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126.5388">
                <text:p>126.5388</text:p>
              </table:table-cell>
              <table:table-cell office:value-type="float" office:value="126.5434">
                <text:p>126.5434</text:p>
              </table:table-cell>
              <table:table-cell office:value-type="float" office:value="126.5733">
                <text:p>126.5733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40.0525">
                <text:p>140.0525</text:p>
              </table:table-cell>
              <table:table-cell office:value-type="float" office:value="140.0569">
                <text:p>140.0569</text:p>
              </table:table-cell>
              <table:table-cell office:value-type="float" office:value="140.0868">
                <text:p>140.0868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54.2885">
                <text:p>154.2885</text:p>
              </table:table-cell>
              <table:table-cell office:value-type="float" office:value="154.2931">
                <text:p>154.2931</text:p>
              </table:table-cell>
              <table:table-cell office:value-type="float" office:value="154.3277">
                <text:p>154.3277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68.732">
                <text:p>168.732</text:p>
              </table:table-cell>
              <table:table-cell office:value-type="float" office:value="168.7386">
                <text:p>168.7386</text:p>
              </table:table-cell>
              <table:table-cell office:value-type="float" office:value="168.7702">
                <text:p>168.7702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183.4309">
                <text:p>183.4309</text:p>
              </table:table-cell>
              <table:table-cell office:value-type="float" office:value="183.4346">
                <text:p>183.4346</text:p>
              </table:table-cell>
              <table:table-cell office:value-type="float" office:value="183.4705">
                <text:p>183.4705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98.4849">
                <text:p>198.4849</text:p>
              </table:table-cell>
              <table:table-cell office:value-type="float" office:value="198.4939">
                <text:p>198.4939</text:p>
              </table:table-cell>
              <table:table-cell office:value-type="float" office:value="198.534">
                <text:p>198.534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214.0283">
                <text:p>214.0283</text:p>
              </table:table-cell>
              <table:table-cell office:value-type="float" office:value="214.0332">
                <text:p>214.0332</text:p>
              </table:table-cell>
              <table:table-cell office:value-type="float" office:value="214.0796">
                <text:p>214.079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29.8413">
                <text:p>229.8413</text:p>
              </table:table-cell>
              <table:table-cell office:value-type="float" office:value="229.8481">
                <text:p>229.8481</text:p>
              </table:table-cell>
              <table:table-cell office:value-type="float" office:value="229.9096">
                <text:p>229.90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